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e60e8" officeooo:paragraph-rsid="0011fcfd"/>
    </style:style>
    <style:style style:name="P3" style:family="paragraph" style:parent-style-name="Text_20_body">
      <style:text-properties officeooo:paragraph-rsid="0011fcf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1fcf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11fcfd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e60e8"/>
    </style:style>
    <style:style style:name="T2" style:family="text">
      <style:text-properties fo:font-weight="normal" officeooo:rsid="0011fcf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Prueba de búsqueda exitosa</text:span>:</text:p>
      <text:list xml:id="list933803144" text:style-name="L2">
        <text:list-item>
          <text:list>
            <text:list-item>
              <text:p text:style-name="P6">Verificar que la aplicación puede manejar correctamente una búsqueda exitosa de la ciudad proporcionada por el usuario.</text:p>
            </text:list-item>
            <text:list-item>
              <text:p text:style-name="P7">Confirmar que la aplicación muestra el pronóstico del tiempo para los próximos 7 días después de una búsqueda exitosa.</text:p>
              <text:p text:style-name="P7"/>
            </text:list-item>
          </text:list>
        </text:list-item>
      </text:list>
      <text:p text:style-name="P4"><text:span text:style-name="Strong_20_Emphasis">Prueba de búsqueda fallida</text:span>:</text:p>
      <text:list xml:id="list122622229453495" text:continue-numbering="true" text:style-name="L2">
        <text:list-item>
          <text:list>
            <text:list-item>
              <text:p text:style-name="P6">Verificar que la aplicación maneja adecuadamente una situación en la que la ciudad proporcionada por el usuario no se encuentra en la base de datos de pronósticos del tiempo.</text:p>
            </text:list-item>
            <text:list-item>
              <text:p text:style-name="P6">Confirmar que la aplicación muestra un mensaje de error apropiado cuando la búsqueda falla.</text:p>
              <text:p text:style-name="P6"/>
            </text:list-item>
          </text:list>
        </text:list-item>
      </text:list>
      <text:p text:style-name="Text_20_body"><text:span text:style-name="Strong_20_Emphasis">Prueba de formato de entrada de ciudad</text:span>:</text:p>
      <text:list xml:id="list122623963522609" text:continue-numbering="true" text:style-name="L2">
        <text:list-item>
          <text:list>
            <text:list-item>
              <text:p text:style-name="P6">Verificar que la aplicación puede manejar diferentes formatos de entrada para el nombre de la ciudad (mayúsculas, minúsculas, con espacios adicionales, etc.).</text:p>
            </text:list-item>
            <text:list-item>
              <text:p text:style-name="P6">Confirmar que la aplicación normaliza la entrada del usuario antes de realizar la búsqueda.</text:p>
            </text:list-item>
          </text:list>
        </text:list-item>
      </text:list>
      <text:p text:style-name="P8"/>
      <text:p text:style-name="Text_20_body"><text:span text:style-name="Strong_20_Emphasis">Prueba de visualización de pronóstico del tiempo</text:span>:</text:p>
      <text:list xml:id="list122622867987259" text:continue-numbering="true" text:style-name="L2">
        <text:list-item>
          <text:list>
            <text:list-item>
              <text:p text:style-name="P6">Verificar que la aplicación muestra correctamente el pronóstico del tiempo para los próximos 7 días después de una búsqueda exitosa.</text:p>
            </text:list-item>
            <text:list-item>
              <text:p text:style-name="P6">Confirmar que se muestran detalles relevantes como temperatura máxima, mínima, estado del tiempo, etc.</text:p>
            </text:list-item>
          </text:list>
        </text:list-item>
      </text:list>
      <text:p text:style-name="P8"/>
      <text:p text:style-name="Text_20_body"><text:span text:style-name="Strong_20_Emphasis">Prueba de cobertura de errores</text:span>:</text:p>
      <text:list xml:id="list122623691423943" text:continue-numbering="true" text:style-name="L2">
        <text:list-item>
          <text:list>
            <text:list-item>
              <text:p text:style-name="P6">Verificar que la aplicación maneja adecuadamente cualquier error inesperado durante el proceso de búsqueda o recuperación del pronóstico del tiempo.</text:p>
            </text:list-item>
            <text:list-item>
              <text:p text:style-name="P6">Confirmar que se muestran mensajes de error claros y descriptivos en caso de fallo.</text:p>
            </text:list-item>
          </text:list>
        </text:list-item>
      </text:list>
      <text:p text:style-name="P8"/>
      <text:p text:style-name="Text_20_body"><text:span text:style-name="Strong_20_Emphasis">Prueba de rendimiento</text:span>:</text:p>
      <text:list xml:id="list122623018756875" text:continue-numbering="true" text:style-name="L2">
        <text:list-item>
          <text:list>
            <text:list-item>
              <text:p text:style-name="P6">Verificar que la aplicación responde de manera rápida y eficiente a las solicitudes de búsqueda y muestra el pronóstico del tiempo en un tiempo razonable.</text:p>
            </text:list-item>
          </text:list>
        </text:list-item>
      </text:list>
      <text:p text:style-name="P8"/>
      <text:p text:style-name="Text_20_body"><text:span text:style-name="Strong_20_Emphasis">Prueba de compatibilidad con diferentes dispositivos y navegadores</text:span>:</text:p>
      <text:list xml:id="list122623195332267" text:continue-numbering="true" text:style-name="L2">
        <text:list-item>
          <text:list>
            <text:list-item>
              <text:p text:style-name="P6">Verificar que la aplicación funciona correctamente en diferentes dispositivos (computadoras de escritorio, dispositivos móviles, tabletas, etc.).</text:p>
            </text:list-item>
            <text:list-item>
              <text:p text:style-name="P5">Confirmar que la aplicación es compatible con diferentes navegadores web populares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28:30.178701478</meta:creation-date>
    <dc:date>2024-05-08T12:26:22.085035327</dc:date>
    <meta:editing-duration>PT1H17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88" meta:character-count="1875" meta:non-whitespace-character-count="1622"/>
  </office:meta>
</office:document-meta>
</file>